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.999cm" svg:height="1.999cm" svg:x="18cm" svg:y="6cm" svg:viewBox="0 0 2000 2000" draw:points="0,2000 0,0 2000,0 2000,200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1T15:43:02.183000000</meta:creation-date>
    <dc:title>DinA5 quer randlos</dc:title>
    <meta:editing-duration>PT3M17S</meta:editing-duration>
    <meta:editing-cycles>3</meta:editing-cycles>
    <meta:generator>Bdiverses/7.0.0.0.alpha0$Windows_X86_64 LibreOffice_project/946eb391028284ca1b0b9927891a8e21c1c478f9</meta:generator>
    <meta:initial-creator>Regina Henschel</meta:initial-creator>
    <dc:date>2020-03-01T17:49:04.147000000</dc:date>
    <dc:creator>Regina Henschel</dc:creator>
    <meta:document-statistic meta:object-count="1"/>
    <meta:template xlink:type="simple" xlink:actuate="onRequest" xlink:title="DinA5 quer randlos" xlink:href="../../../Build_diverses/core/instdir/user/template/DinA5%20quer%20randlos.otg" meta:date="2020-03-01T15:43:01.277000000"/>
  </office:meta>
</office:document-meta>
</file>